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FreeSerif" fo:font-size="10pt" officeooo:rsid="00201c2a" officeooo:paragraph-rsid="00201c2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FreeSerif" fo:font-size="10pt" officeooo:rsid="0020c2c0" officeooo:paragraph-rsid="0020c2c0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officeooo:rsid="0022b100" officeooo:paragraph-rsid="0022b10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f63a5" officeooo:paragraph-rsid="001f63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Cormorant Garamond" fo:font-size="18pt" fo:font-weight="bold" officeooo:rsid="0022b100" officeooo:paragraph-rsid="0022b100" style:font-size-asian="15.75pt" style:font-weight-asian="bold" style:font-size-complex="18pt" style:font-weight-complex="bold"/>
    </style:style>
    <style:style style:name="P10" style:family="paragraph" style:parent-style-name="Standard">
      <style:text-properties style:text-position="0% 100%" style:font-name="FreeSerif" fo:font-size="11pt" style:text-underline-style="none" fo:font-weight="normal" officeooo:rsid="0015939b" officeooo:paragraph-rsid="0015939b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20c2c0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41db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e5375" officeooo:paragraph-rsid="001dd8c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22ffc5" officeooo:paragraph-rsid="0022ffc5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bold" officeooo:rsid="001e5375" officeooo:paragraph-rsid="001dd8ce" style:font-size-asian="10pt" style:font-weight-asian="bold" style:font-size-complex="10pt" style:font-weight-complex="bold"/>
    </style:style>
    <style:style style:name="P18" style:family="paragraph" style:parent-style-name="Text_20_body">
      <style:text-properties fo:font-weight="bold" officeooo:rsid="00195fe4" officeooo:paragraph-rsid="00195fe4" style:font-weight-asian="bold" style:font-weight-complex="bold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text-properties fo:font-weight="normal" officeooo:rsid="00195fe4" officeooo:paragraph-rsid="00195fe4" style:font-weight-asian="normal" style:font-weight-complex="normal"/>
    </style:style>
    <style:style style:name="P21" style:family="paragraph" style:parent-style-name="Text_20_body">
      <style:text-properties fo:font-weight="normal" officeooo:rsid="0022b100" officeooo:paragraph-rsid="0022b100" style:font-weight-asian="normal" style:font-weight-complex="normal"/>
    </style:style>
    <style:style style:name="P22" style:family="paragraph" style:parent-style-name="Frame_20_contents">
      <style:paragraph-properties fo:text-align="center" style:justify-single-word="false"/>
      <style:text-properties style:font-name="FreeSerif" fo:font-size="13pt" officeooo:rsid="0022b100" officeooo:paragraph-rsid="0022b100" style:font-size-asian="13pt" style:font-size-complex="13pt"/>
    </style:style>
    <style:style style:name="P23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201c2a" officeooo:paragraph-rsid="00201c2a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text-properties fo:font-weight="normal" officeooo:rsid="00241a3e" officeooo:paragraph-rsid="00241a3e" style:font-weight-asian="normal" style:font-weight-complex="normal"/>
    </style:style>
    <style:style style:name="T1" style:family="text">
      <style:text-properties officeooo:rsid="00195fe4"/>
    </style:style>
    <style:style style:name="T2" style:family="text">
      <style:text-properties officeooo:rsid="0020c2c0"/>
    </style:style>
    <style:style style:name="T3" style:family="text">
      <style:text-properties officeooo:rsid="0022b100"/>
    </style:style>
    <style:style style:name="T4" style:family="text">
      <style:text-properties officeooo:rsid="00257594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rame1" text:anchor-type="paragraph" svg:width="3.1957in" draw:z-index="0"><draw:text-box fo:min-height="4.4681in"><text:p text:style-name="P22">Sono Ikuri</text:p><text:p text:style-name="P7">ソノ・イクリ</text:p><text:p text:style-name="P7"/><text:p text:style-name="P17">Nicknames:</text:p><text:p text:style-name="P16">Onee-chan (by Sono Kaida)</text:p><text:p text:style-name="P15"/><table:table table:name="Table5" table:style-name="Table5"><table:table-column table:style-name="Table5.A"/><table:table-column table:style-name="Table5.B"/><table:table-row><table:table-cell table:style-name="Table5.A1" office:value-type="string"><text:p text:style-name="P5">Gender</text:p></table:table-cell><table:table-cell table:style-name="Table5.B1" office:value-type="string"><text:p text:style-name="P3">Female</text:p></table:table-cell></table:table-row><table:table-row><table:table-cell table:style-name="Table5.A2" office:value-type="string"><text:p text:style-name="P5">Age</text:p></table:table-cell><table:table-cell table:style-name="Table5.B2" office:value-type="string"><text:p text:style-name="P4">16, Year 2</text:p><text:p text:style-name="P4">deceased at age 15</text:p></table:table-cell></table:table-row><table:table-row><table:table-cell table:style-name="Table5.A2" office:value-type="string"><text:p text:style-name="P6">Birthday</text:p></table:table-cell><table:table-cell table:style-name="Table5.B2" office:value-type="string"><text:p text:style-name="P1">???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5">Height</text:p></table:table-cell><table:table-cell table:style-name="Table2.B1" office:value-type="string"><text:p text:style-name="P2"><text:span text:style-name="T3">165</text:span> cm (5’<text:span text:style-name="T3">5.0</text:span>”)</text:p></table:table-cell></table:table-row><table:table-row><table:table-cell table:style-name="Table2.A2" office:value-type="string"><text:p text:style-name="P5">Weight</text:p></table:table-cell><table:table-cell table:style-name="Table2.B2" office:value-type="string"><text:p text:style-name="P2"><text:span text:style-name="T3">59</text:span> kg (<text:span text:style-name="T2">130.1</text:span> lb)</text:p></table:table-cell></table:table-row><table:table-row><table:table-cell table:style-name="Table2.A2" office:value-type="string"><text:p text:style-name="P5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5">Hair</text:p></table:table-cell><table:table-cell table:style-name="Table3.B1" office:value-type="string"><text:p text:style-name="P2">???</text:p></table:table-cell></table:table-row><table:table-row><table:table-cell table:style-name="Table3.A2" office:value-type="string"><text:p text:style-name="P5">Eye Color</text:p></table:table-cell><table:table-cell table:style-name="Table3.B2" office:value-type="string"><text:p text:style-name="P2">???</text:p></table:table-cell></table:table-row></table:table><text:p text:style-name="Text_20_body"/><text:p text:style-name="Text_20_body">Affiliations:</text:p><text:p text:style-name="P19"><text:span text:style-name="T4">Fujisawa</text:span> High School <text:span text:style-name="T1">(former)</text:span></text:p><text:p text:style-name="P20"/><text:p text:style-name="P18">Relationships:</text:p><text:p text:style-name="P24">Sono Kaida (younger sister, former)</text:p><text:p text:style-name="P21">Amara Minori (best friend, former)</text:p></draw:text-box></draw:frame>Sono Ikuri</text:p>
      <text:p text:style-name="P8"/>
      <text:p text:style-name="P11">???</text:p>
      <text:p text:style-name="P11"/>
      <text:p text:style-name="P12">Appearance:</text:p>
      <text:p text:style-name="P10">???</text:p>
      <text:p text:style-name="P14"/>
      <text:p text:style-name="P13">Trivia:</text:p>
      <text:list xml:id="list2197931182" text:style-name="L1">
        <text:list-item>
          <text:p text:style-name="P23">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FreeSerif" fo:font-family="FreeSerif" style:font-family-generic="roman" style:font-pitch="variable" fo:font-size="10pt" fo:font-weight="bold" officeooo:rsid="00195fe4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18T14:05:31.484995814</dc:date>
    <dc:creator>Lily Ellington</dc:creator>
    <meta:editing-duration>PT50M19S</meta:editing-duration>
    <meta:editing-cycles>15</meta:editing-cycles>
    <meta:generator>LibreOffice/6.0.7.3$Linux_X86_64 LibreOffice_project/00m0$Build-3</meta:generator>
    <meta:document-statistic meta:table-count="3" meta:image-count="0" meta:object-count="0" meta:page-count="1" meta:paragraph-count="32" meta:word-count="65" meta:character-count="338" meta:non-whitespace-character-count="311"/>
  </office:meta>
</office:document-meta>
</file>